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Standard">
      <style:text-properties officeooo:rsid="00419547" officeooo:paragraph-rsid="00419547"/>
    </style:style>
    <style:style style:name="P10" style:family="paragraph" style:parent-style-name="Standard">
      <style:text-properties officeooo:rsid="0045357b" officeooo:paragraph-rsid="0045357b"/>
    </style:style>
    <style:style style:name="P11" style:family="paragraph" style:parent-style-name="Standard">
      <style:text-properties officeooo:rsid="0046b0e8" officeooo:paragraph-rsid="0046b0e8"/>
    </style:style>
    <style:style style:name="P12"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4"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5"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16" style:family="paragraph" style:parent-style-name="Heading_20_3">
      <style:text-properties officeooo:rsid="00419547" officeooo:paragraph-rsid="00419547"/>
    </style:style>
    <style:style style:name="P17" style:family="paragraph" style:parent-style-name="Heading_20_3">
      <style:text-properties officeooo:rsid="0045357b" officeooo:paragraph-rsid="0045357b"/>
    </style:style>
    <style:style style:name="P18" style:family="paragraph" style:parent-style-name="Text_20_body">
      <style:text-properties officeooo:paragraph-rsid="000bc9c9"/>
    </style:style>
    <style:style style:name="P19" style:family="paragraph" style:parent-style-name="Text_20_body">
      <style:text-properties officeooo:rsid="00215652" officeooo:paragraph-rsid="00215652"/>
    </style:style>
    <style:style style:name="P20" style:family="paragraph" style:parent-style-name="Text_20_body">
      <style:text-properties officeooo:rsid="00386e5a" officeooo:paragraph-rsid="00386e5a"/>
    </style:style>
    <style:style style:name="P21" style:family="paragraph" style:parent-style-name="Text_20_body">
      <style:text-properties officeooo:paragraph-rsid="00411ae0"/>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2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7"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8"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9"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3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bold" officeooo:rsid="00342fff"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15652" style:font-weight-asian="normal" style:font-weight-complex="normal"/>
    </style:style>
    <style:style style:name="T25" style:family="text">
      <style:text-properties fo:font-weight="normal" officeooo:rsid="00268de4" style:font-weight-asian="normal" style:font-weight-complex="normal"/>
    </style:style>
    <style:style style:name="T26" style:family="text">
      <style:text-properties fo:font-weight="normal" officeooo:rsid="00342fff" style:font-weight-asian="normal" style:font-weight-complex="normal"/>
    </style:style>
    <style:style style:name="T27" style:family="text">
      <style:text-properties fo:font-weight="normal" officeooo:rsid="004293a2" style:font-weight-asian="normal" style:font-weight-complex="normal"/>
    </style:style>
    <style:style style:name="T28" style:family="text">
      <style:text-properties officeooo:rsid="0022ca21"/>
    </style:style>
    <style:style style:name="T29" style:family="text">
      <style:text-properties officeooo:rsid="002980f7"/>
    </style:style>
    <style:style style:name="T30" style:family="text">
      <style:text-properties officeooo:rsid="002eaa06"/>
    </style:style>
    <style:style style:name="T31" style:family="text">
      <style:text-properties officeooo:rsid="00303446"/>
    </style:style>
    <style:style style:name="T32" style:family="text">
      <style:text-properties officeooo:rsid="0032e1ed"/>
    </style:style>
    <style:style style:name="T33" style:family="text">
      <style:text-properties officeooo:rsid="00395ff1"/>
    </style:style>
    <style:style style:name="T34" style:family="text">
      <style:text-properties officeooo:rsid="003c90f9"/>
    </style:style>
    <style:style style:name="T35" style:family="text">
      <style:text-properties officeooo:rsid="003f9824"/>
    </style:style>
    <style:style style:name="T36" style:family="text">
      <style:text-properties officeooo:rsid="00411ae0"/>
    </style:style>
    <style:style style:name="T37" style:family="text">
      <style:text-properties fo:font-style="italic" style:font-style-asian="italic" style:font-style-complex="italic"/>
    </style:style>
    <style:style style:name="T38" style:family="text">
      <style:text-properties officeooo:rsid="004424a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f1d80461-7fff-0e2c-1225-120d87ee7775"/>MopedRebel</text:p>
      <text:p text:style-name="P3">Game Design Document</text:p>
      <text:p text:style-name="P20"/>
      <text:p text:style-name="P1">Promo Blurb</text:p>
      <text:p text:style-name="Text_20_body"/>
      <text:p text:style-name="P18">A rebel in the land of conformist moped users, moped rebel (MR) is a too-cool-for-school punk that doesn't abide by the rules and is always out looking for ways to undermine the “Man”, man… </text:p>
      <text:p text:style-name="P18">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5">Deliveries</text:p>
      <text:p text:style-name="P21">MR work for <text:span text:style-name="T36">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13">Street Cred (SC)</text:p>
      <text:p text:style-name="P4">The only important currency in MR life. </text:p>
      <text:p text:style-name="Text_20_body"/>
      <text:p text:style-name="P4">SC goes UP if MR: </text:p>
      <text:list xml:id="list2125733372" text:style-name="L1">
        <text:list-item>
          <text:p text:style-name="P23">Successfully navigates traffic on the way to their delivery</text:p>
          <text:list>
            <text:list-item>
              <text:p text:style-name="P33">SC continuously grows as MR navigate traffic, the faster MR move the better the gain, <text:span text:style-name="T16">SC only gained for driving over the speed limit</text:span></text:p>
            </text:list-item>
          </text:list>
        </text:list-item>
        <text:list-item>
          <text:p text:style-name="P23">Successfully resolves conflicts with other members of traffic once those occur</text:p>
          <text:list>
            <text:list-item>
              <text:p text:style-name="P33">Paying off – gain some SC (low risk, <text:span text:style-name="T19">uses money</text:span>)</text:p>
            </text:list-item>
            <text:list-item>
              <text:p text:style-name="P33">Diss – gain moderate SC (moderate risk – <text:span text:style-name="T15">success depends on current SC level</text:span>, might evolve into Fight)</text:p>
            </text:list-item>
            <text:list-item>
              <text:p text:style-name="P33">Fight – gain most SC (skill + high risk)</text:p>
            </text:list-item>
          </text:list>
        </text:list-item>
      </text:list>
      <text:p text:style-name="Text_20_body"/>
      <text:p text:style-name="P4">SC goes DOWN if MR:</text:p>
      <text:list xml:id="list3021496820" text:style-name="L2">
        <text:list-item>
          <text:p text:style-name="P24">Drives on the sidewalk:</text:p>
          <text:list>
            <text:list-item>
              <text:p text:style-name="P31">Keep losing SC continuously, faster than gain driving on road, so bumping into folks is <text:span text:style-name="T13">important</text:span></text:p>
            </text:list-item>
          </text:list>
        </text:list-item>
        <text:list-item>
          <text:p text:style-name="P25">Fails at resolving conflicts with other members of traffic: </text:p>
          <text:list>
            <text:list-item>
              <text:p text:style-name="P25"><text:span text:style-name="T12">if MR tries to diss and dont have the SC to back it up, then they have to either fight or wave it off. Waving off loses SC, might not work with some types and always evolve into a fight</text:span></text:p>
            </text:list-item>
            <text:list-item>
              <text:p text:style-name="P30">losing a fight loses SC and some health. Some more aggresive types <text:span text:style-name="T14">(</text:span>like rival gang members<text:span text:style-name="T14">)</text:span> will also take this opportunity to damage the moped. <text:line-break/><text:span text:style-name="T34">If MR loses a fight the rival might perform a random negative consequence event, such as reduce SC (spit in face?), damage the moped, rip off a sticker, etc.</text:span></text:p>
            </text:list-item>
          </text:list>
        </text:list-item>
      </text:list>
      <text:p text:style-name="P29"><text:soft-page-break/></text:p>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32">If MR are hurt in too many fights <text:span text:style-name="T28">without healing </text:span>they cant continue the delivery and need to recover.</text:p>
      <text:p text:style-name="Text_20_body"/>
      <text:p text:style-name="P2">Money</text:p>
      <text:p text:style-name="P4">MR uses money acquired from customers to </text:p>
      <text:list xml:id="list1061447864" text:style-name="L3">
        <text:list-item>
          <text:p text:style-name="P26">buy stickers for their moped</text:p>
        </text:list-item>
        <text:list-item>
          <text:p text:style-name="P26">repair any damages caused by vehicular accidents to moped or the stickers (drawing new versions with sharpie)</text:p>
        </text:list-item>
        <text:list-item>
          <text:p text:style-name="P26">Pay off conflicts with traffic members</text:p>
        </text:list-item>
        <text:list-item>
          <text:p text:style-name="P34">Patch themselves up after a stage with lost fights</text:p>
        </text:list-item>
        <text:list-item>
          <text:p text:style-name="P35"><text:span text:style-name="T35">Pay </text:span>for late deliverie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27">higher <text:span text:style-name="T30">top</text:span> speed</text:p>
        </text:list-item>
        <text:list-item>
          <text:p text:style-name="P27">more turbo</text:p>
        </text:list-item>
        <text:list-item>
          <text:p text:style-name="P27">faster swerving</text:p>
        </text:list-item>
        <text:list-item>
          <text:p text:style-name="P27">more durability against hitting <text:span text:style-name="T31">pedestrians</text:span></text:p>
        </text:list-item>
        <text:list-item>
          <text:p text:style-name="P27">Increased SC in specific scenarios, etc..</text:p>
        </text:list-item>
      </text:list>
      <text:p text:style-name="Text_20_body"/>
      <text:p text:style-name="P1">Main Movement Loop</text:p>
      <text:p text:style-name="P19">MR have 2 modes of movement: on moped and off the moped.</text:p>
      <text:p text:style-name="Heading_20_3">Off the moped</text:p>
      <text:p text:style-name="P5">MR can stand still and move at a walking pace along the sidewalk with other pedestrians, dragging their moped with them. If an enemy <text:span text:style-name="T33">that is above MR dissing SC </text:span>spots MR <text:span text:style-name="T32">(is within spotting range)</text:span>, they will move to intercept and start a <text:span text:style-name="T21">traffic conflict</text:span><text:span text:style-name="T23">. </text:span><text:span text:style-name="T26">MR can create conflict with other pedestrians as well by </text:span><text:span text:style-name="T22">flipping the bird</text:span><text:span text:style-name="T26"> at them. </text:span><text:span text:style-name="T25">While off the moped, any conflict resolution will not involve damaging the moped itself (since it technically wasnt involved).</text:span></text:p>
      <text:p text:style-name="P6"><text:span text:style-name="T23">MR must be off their moped to apply their medkit and help themselves heal from a bad fight.</text:span></text:p>
      <text:p text:style-name="P8"><text:span text:style-name="T24">MR can switch anytime to be on the moped. This will take them to the nearest road automatically.</text:span></text:p>
      <text:p text:style-name="P8"><text:span text:style-name="T24"/></text:p>
      <text:p text:style-name="Heading_20_3">On the moped</text:p>
      <text:p text:style-name="P7">MR moves continuously through traffic at the roads set <text:span text:style-name="T21">minimum cruise speed</text:span><text:span text:style-name="T23">. Roads also have a </text:span><text:span text:style-name="T21">maximum allowed driving speed</text:span><text:span text:style-name="T23">. Going above this speed limit lets MR earn SC for driving. </text:span></text:p>
      <text:p text:style-name="P36"><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38"><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37"><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28">Bribing the person (costs money)</text:p>
        </text:list-item>
        <text:list-item>
          <text:p text:style-name="P28">Dismissing the person (requires certain amount of SC collected, <text:span text:style-name="T29">could evolve into fighting</text:span>)</text:p>
        </text:list-item>
        <text:list-item>
          <text:p text:style-name="P28">Fighting the person (separate set of actions)</text:p>
        </text:list-item>
      </text:list>
      <text:p text:style-name="Text_20_body"><text:soft-page-break/></text:p>
      <text:p text:style-name="P2">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text:p text:style-name="P4"/>
      <text:p text:style-name="P16">Dissing Engine</text:p>
      <text:p text:style-name="P9">Disses are stored in a resources JSON file that includes a list of “common” disses and disses specific to <text:span text:style-name="T38">part of enemy root node name</text:span>.</text:p>
      <text:p text:style-name="P9">When chosing to diss, the rebel picks a diss randomly from all commons + from list specific to this enemy type. </text:p>
      <text:p text:style-name="P9">The min required SC shows how much SC is needed to <text:span text:style-name="T37">almost</text:span> <text:span text:style-name="T23">guarantee a successfull diss (with a 95% success rate). The more SC MR have before the encounter above the required threshold, the less SC they will get as reward for dissing. </text:span><text:span text:style-name="T27">If the enemy decided to fight after the diss, they will get advantages to their stats as MR are now facing a pissed off enemy.</text:span></text:p>
      <text:p text:style-name="P9"><text:span text:style-name="T27"/></text:p>
      <text:p text:style-name="P17">Flipping the Bird</text:p>
      <text:p text:style-name="P10">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1">Holding the bird flipped with a specific target in the flip zone for long enough (1.1 sec?) will earn MR some SC points, but might make the other party involved either aggressive or scared. Aggressive parties will try to move towards MR and instigate CONFLICT, while scared parties will try to run out of the flipping zone.</text:p>
      <text:p text:style-name="P10">If the bird is flipped on foot, some people might approach MR and start a conflict. MR can try to evade the conflict by starting to move onto their moped and down into traffic, although that takes time.</text:p>
      <text:p text:style-name="P10">If the bird is flipped at a car, the dirver can try to slow down or even reverse in order to hit MR with their vehicle</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2-07T19:48:08.545253657</dc:date>
    <meta:editing-duration>P27DT16H23M54S</meta:editing-duration>
    <meta:editing-cycles>50</meta:editing-cycles>
    <meta:document-statistic meta:table-count="0" meta:image-count="0" meta:object-count="0" meta:page-count="8" meta:paragraph-count="71" meta:word-count="1398" meta:character-count="7679" meta:non-whitespace-character-count="6362"/>
  </office:meta>
</office:document-meta>
</file>